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d43e" officeooo:paragraph-rsid="001fd4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wnloaded from <text:a xlink:type="simple" xlink:href="https://www.iconfinder.com/icons/2744996/browser_development_html5_internet_programming_web_website_icon">https://www.iconfinder.com/icons/2744996/browser_development_html5_internet_programming_web_website_icon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3:12:55.102642815</meta:creation-date>
    <dc:date>2018-08-25T23:13:26.717601251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20" meta:non-whitespace-character-count="118"/>
    <meta:generator>LibreOffice/4.2.5.2$MacOSX_X86_64 LibreOffice_project/61cb170a04bb1f12e77c884eab9192be736ec5f5</meta:generator>
  </office:meta>
</office:document-meta>
</file>